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text-align="start"/>
      <style:text-properties style:font-name="Courier" fo:font-size="14pt" style:font-size-asian="14pt" style:font-size-complex="14pt"/>
    </style:style>
    <style:style style:name="P2" style:family="paragraph">
      <loext:graphic-properties draw:fill-color="#ffffff"/>
      <style:paragraph-properties fo:margin-top="0cm" fo:margin-bottom="0cm" fo:text-align="start"/>
      <style:text-properties style:font-name="Courier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/>
      <style:text-properties style:font-name="Courier" fo:font-size="14pt" style:font-size-asian="14pt" style:font-size-complex="14pt"/>
    </style:style>
    <style:style style:name="P5" style:family="paragraph">
      <style:text-properties style:font-name="Courier" fo:font-size="14pt" style:font-size-asian="14pt" style:font-size-complex="14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.051cm" fo:margin-bottom="0cm"/>
    </style:style>
    <style:style style:name="P8" style:family="paragraph">
      <style:paragraph-properties fo:margin-top="0.051cm" fo:margin-bottom="0cm"/>
      <style:text-properties style:font-name="Courier" fo:font-size="14pt" style:font-size-asian="14pt" style:font-size-complex="14pt"/>
    </style:style>
    <style:style style:name="T1" style:family="text">
      <style:text-properties style:font-name="Courier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mple C++ app</text:p>
          </draw:text-box>
        </draw:frame>
        <draw:frame presentation:style-name="pr2" draw:text-style-name="P2" draw:layer="layout" svg:width="25.199cm" svg:height="12.179cm" svg:x="1.4cm" svg:y="4.908cm" presentation:class="subtitle" presentation:user-transformed="true">
          <draw:text-box>
            <text:p text:style-name="P1"><text:span text:style-name="T1">petrum@nuc ~/programming$ vi main.cpp</text:span></text:p>
            <text:p text:style-name="P1"><text:span text:style-name="T1"/></text:p>
            <text:p text:style-name="P1"><text:span text:style-name="T1">petrum@nuc ~/programming$ ls -ltr</text:span></text:p>
            <text:p text:style-name="P1"><text:span text:style-name="T1">total 4</text:span></text:p>
            <text:p text:style-name="P1"><text:span text:style-name="T1">-rw-rw-r-- 1 petrum petrum 267 Aug 20 08:21 main.cpp</text:span></text:p>
            <text:p text:style-name="P1"><text:span text:style-name="T1">petrum@nuc ~/programming$ cat main.cpp </text:span></text:p>
            <text:p text:style-name="P1"><text:span text:style-name="T1">#include &lt;iostream&gt;</text:span></text:p>
            <text:p text:style-name="P1"><text:span text:style-name="T1"> </text:span></text:p>
            <text:p text:style-name="P1"><text:span text:style-name="T1">int main(int argc, char* argv[])</text:span></text:p>
            <text:p text:style-name="P1"><text:span text:style-name="T1">{</text:span></text:p>
            <text:p text:style-name="P1"><text:span text:style-name="T1"><text:s text:c="4"/></text:span><text:span text:style-name="T1">std::cerr &lt;&lt; "We have received " &lt;&lt; argc &lt;&lt; " arguments.\n";</text:span></text:p>
            <text:p text:style-name="P1"><text:span text:style-name="T1"><text:s text:c="4"/></text:span><text:span text:style-name="T1">for (int i = 0; i &lt; argc; ++i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std::cout &lt;&lt; "- argv[" &lt;&lt; i &lt;&lt; "] = '" &lt;&lt; argv[i] &lt;&lt; "'" &lt;&lt; std::endl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return argc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ilation + linking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4"><text:span text:style-name="T1">petrum@nuc ~/programming$ g++ main.cpp </text:span></text:p>
            <text:p text:style-name="P4"><text:span text:style-name="T1"/></text:p>
            <text:p text:style-name="P4"><text:span text:style-name="T1">petrum@nuc ~/programming$ ls -ltr <text:s text:c="5"/></text:span></text:p>
            <text:p text:style-name="P4"><text:span text:style-name="T1">total 16</text:span></text:p>
            <text:p text:style-name="P4"><text:span text:style-name="T1">-rw-rw-r-- 1 petrum petrum <text:s/>267 Aug 20 08:21 main.cpp</text:span></text:p>
            <text:p text:style-name="P4"><text:span text:style-name="T1">-rwxrwxr-x 1 petrum petrum 9320 Aug 20 08:25 a.out</text:span></text:p>
            <text:p text:style-name="P4"><text:span text:style-name="T1"/></text:p>
            <text:p text:style-name="P4"><text:span text:style-name="T1">petrum@nuc ~/programming$ file main.cpp </text:span></text:p>
            <text:p text:style-name="P4"><text:span text:style-name="T1">main.cpp: C source, ASCII text</text:span></text:p>
            <text:p text:style-name="P4"><text:span text:style-name="T1"/></text:p>
            <text:p text:style-name="P4"><text:span text:style-name="T1">petrum@nuc ~/programming$ file a.out</text:span></text:p>
            <text:p text:style-name="P4"><text:span text:style-name="T1">a.out: ELF 64-bit LSB executable, x86-64, version 1 (SYSV), dynamically linked, </text:span><text:span text:style-name="T1">interpreter /lib64/ld-linux-x86-64.so.2, for GNU/Linux 2.6.32, </text:span><text:span text:style-name="T1">BuildID[sha1]=123ba366434f809a5c2a429905b2c3f0a0243489, not stripp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6"><text:span text:style-name="T1">petrum@nuc ~/programming$ ./a.out </text:span></text:p>
            <text:p text:style-name="P6"><text:span text:style-name="T1">We have received 1 arguments.</text:span></text:p>
            <text:p text:style-name="P6"><text:span text:style-name="T1">- argv[0] = './a.out'</text:span></text:p>
            <text:p text:style-name="P6"><text:span text:style-name="T1"/></text:p>
            <text:p text:style-name="P6"><text:span text:style-name="T1">petrum@nuc ~/programming$ ./a.out Hello World!</text:span></text:p>
            <text:p text:style-name="P6"><text:span text:style-name="T1">We have received 3 arguments.</text:span></text:p>
            <text:p text:style-name="P6"><text:span text:style-name="T1">- argv[0] = './a.out'</text:span></text:p>
            <text:p text:style-name="P6"><text:span text:style-name="T1">- argv[1] = 'Hello'</text:span></text:p>
            <text:p text:style-name="P6"><text:span text:style-name="T1">- argv[2] = 'World!'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 -stdout redirection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7"><text:span text:style-name="T1">petrum@nuc ~/programming$ ls -ltr</text:span></text:p>
            <text:p text:style-name="P7"><text:span text:style-name="T1">total 16</text:span></text:p>
            <text:p text:style-name="P7"><text:span text:style-name="T1">-rw-rw-r-- 1 petrum petrum <text:s/>267 Aug 20 08:21 main.cpp</text:span></text:p>
            <text:p text:style-name="P7"><text:span text:style-name="T1">-rwxrwxr-x 1 petrum petrum 9320 Aug 20 08:25 a.out</text:span></text:p>
            <text:p text:style-name="P7"><text:span text:style-name="T1"/></text:p>
            <text:p text:style-name="P7"><text:span text:style-name="T1">petrum@nuc ~/programming$ ./a.out Hello World! &gt;out.std</text:span></text:p>
            <text:p text:style-name="P7"><text:span text:style-name="T1">We have received 3 arguments.</text:span></text:p>
            <text:p text:style-name="P7"><text:span text:style-name="T1"/></text:p>
            <text:p text:style-name="P7"><text:span text:style-name="T1">petrum@nuc ~/programming$ ls -ltr</text:span></text:p>
            <text:p text:style-name="P7"><text:span text:style-name="T1">total 20</text:span></text:p>
            <text:p text:style-name="P7"><text:span text:style-name="T1">-rw-rw-r-- 1 petrum petrum <text:s/>267 Aug 20 08:21 main.cpp</text:span></text:p>
            <text:p text:style-name="P7"><text:span text:style-name="T1">-rwxrwxr-x 1 petrum petrum 9320 Aug 20 08:25 a.out</text:span></text:p>
            <text:p text:style-name="P7"><text:span text:style-name="T1">-rw-rw-r-- 1 petrum petrum <text:s text:c="2"/>63 Aug 20 08:26 out.std</text:span></text:p>
            <text:p text:style-name="P7"><text:span text:style-name="T1"/></text:p>
            <text:p text:style-name="P7"><text:span text:style-name="T1">petrum@nuc ~/programming$ cat out.std </text:span></text:p>
            <text:p text:style-name="P7"><text:span text:style-name="T1">- argv[0] = './a.out'</text:span></text:p>
            <text:p text:style-name="P7"><text:span text:style-name="T1">- argv[1] = 'Hello'</text:span></text:p>
            <text:p text:style-name="P7"><text:span text:style-name="T1">- argv[2] = 'World!'</text:span></text:p>
            <text:p text:style-name="P7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 - full redirecti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6"><text:span text:style-name="T1">petrum@nuc ~/programming$ ./a.out Hello World! 2&gt;err.std &gt;out.std</text:span></text:p>
            <text:p text:style-name="P6"><text:span text:style-name="T1"/></text:p>
            <text:p text:style-name="P6"><text:span text:style-name="T1">petrum@nuc ~/programming$ ls -ltr</text:span></text:p>
            <text:p text:style-name="P6"><text:span text:style-name="T1">total 24</text:span></text:p>
            <text:p text:style-name="P6"><text:span text:style-name="T1">-rw-rw-r-- 1 petrum petrum <text:s/>267 Aug 20 08:21 main.cpp</text:span></text:p>
            <text:p text:style-name="P6"><text:span text:style-name="T1">-rwxrwxr-x 1 petrum petrum 9320 Aug 20 08:25 a.out</text:span></text:p>
            <text:p text:style-name="P6"><text:span text:style-name="T1">-rw-rw-r-- 1 petrum petrum <text:s text:c="2"/>63 Aug 20 08:26 out.std</text:span></text:p>
            <text:p text:style-name="P6"><text:span text:style-name="T1">-rw-rw-r-- 1 petrum petrum <text:s text:c="2"/>30 Aug 20 08:26 err.std</text:span></text:p>
            <text:p text:style-name="P6"><text:span text:style-name="T1"/></text:p>
            <text:p text:style-name="P6"><text:span text:style-name="T1">petrum@nuc ~/programming$ cat err.std </text:span></text:p>
            <text:p text:style-name="P6"><text:span text:style-name="T1">We have received 3 arguments.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 - appending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6"><text:span text:style-name="T1">petrum@nuc ~/programming$ ./a.out Hello World! 2&gt;&gt;err.std &gt;&gt;out.std</text:span></text:p>
            <text:p text:style-name="P6"><text:span text:style-name="T1"/></text:p>
            <text:p text:style-name="P6"><text:span text:style-name="T1">petrum@nuc ~/programming$ ls -ltr</text:span></text:p>
            <text:p text:style-name="P6"><text:span text:style-name="T1">total 24</text:span></text:p>
            <text:p text:style-name="P6"><text:span text:style-name="T1">-rw-rw-r-- 1 petrum petrum <text:s/>267 Aug 20 08:21 main.cpp</text:span></text:p>
            <text:p text:style-name="P6"><text:span text:style-name="T1">-rwxrwxr-x 1 petrum petrum 9320 Aug 20 08:25 a.out</text:span></text:p>
            <text:p text:style-name="P6"><text:span text:style-name="T1">-rw-rw-r-- 1 petrum petrum <text:s/>126 Aug 20 08:27 out.std</text:span></text:p>
            <text:p text:style-name="P6"><text:span text:style-name="T1">-rw-rw-r-- 1 petrum petrum <text:s text:c="2"/>60 Aug 20 08:27 err.std</text:span></text:p>
            <text:p text:style-name="P6"><text:span text:style-name="T1"/></text:p>
            <text:p text:style-name="P6"><text:span text:style-name="T1">petrum@nuc ~/programming$ cat err.std </text:span></text:p>
            <text:p text:style-name="P6"><text:span text:style-name="T1">We have received 3 arguments.</text:span></text:p>
            <text:p text:style-name="P6"><text:span text:style-name="T1">We have received 3 arguments.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 – error cod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6"><text:span text:style-name="T1">petrum@nuc ~/programming$ ./a.out Hello World! &gt;/dev/null</text:span></text:p>
            <text:p text:style-name="P6"><text:span text:style-name="T1">We have received 3 arguments.</text:span></text:p>
            <text:p text:style-name="P6"><text:span text:style-name="T1"/></text:p>
            <text:p text:style-name="P6"><text:span text:style-name="T1">petrum@nuc ~/programming$ echo $?</text:span></text:p>
            <text:p text:style-name="P6"><text:span text:style-name="T1">3</text:span></text:p>
            <text:p text:style-name="P6"><text:span text:style-name="T1"/></text:p>
            <text:p text:style-name="P6"><text:span text:style-name="T1">petrum@nuc ~/programming$ ls</text:span></text:p>
            <text:p text:style-name="P6"><text:span text:style-name="T1">a.out <text:s/>err.std <text:s/>main.cpp <text:s/>out.std</text:span></text:p>
            <text:p text:style-name="P6"><text:span text:style-name="T1"/></text:p>
            <text:p text:style-name="P6"><text:span text:style-name="T1">petrum@nuc ~/programming$ echo $?</text:span></text:p>
            <text:p text:style-name="P6"><text:span text:style-name="T1">0</text:span></text:p>
            <text:p text:style-name="P6"><text:span text:style-name="T1"/></text:p>
            <text:p text:style-name="P6"><text:span text:style-name="T1">petrum@nuc ~/programming$ ls caca</text:span></text:p>
            <text:p text:style-name="P6"><text:span text:style-name="T1">ls: cannot access 'caca': No such file or directory</text:span></text:p>
            <text:p text:style-name="P6"><text:span text:style-name="T1"/></text:p>
            <text:p text:style-name="P6"><text:span text:style-name="T1">petrum@nuc ~/programming$ echo $?</text:span></text:p>
            <text:p text:style-name="P6"><text:span text:style-name="T1">2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re ‘file’ output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1">petrum@nuc ~/programming$ file *</text:span></text:p>
            <text:p><text:span text:style-name="T1">a.out: <text:s text:c="3"/>ELF 64-bit LSB executable, x86-64, version 1 (SYSV), dynamically linked, </text:span><text:span text:style-name="T1">interpreter /lib64/ld-linux-x86-64.so.2, for GNU/Linux 2.6.32, </text:span><text:span text:style-name="T1">BuildID[sha1]=123ba366434f809a5c2a429905b2c3f0a0243489, not stripped</text:span></text:p>
            <text:p><text:span text:style-name="T1">err.std: <text:s/>ASCII text</text:span></text:p>
            <text:p><text:span text:style-name="T1">main.cpp: C source, ASCII text</text:span></text:p>
            <text:p><text:span text:style-name="T1">out.std: <text:s/>ASCII text</text:span></text:p>
            <text:p text:style-name="P6"><text:span text:style-name="T1">2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ilation only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6"><text:span text:style-name="T1">petrum@nuc ~/programming$ g++ -c main.cpp</text:span></text:p>
            <text:p text:style-name="P6"><text:span text:style-name="T1"/></text:p>
            <text:p text:style-name="P6"><text:span text:style-name="T1">petrum@nuc ~/programming$ echo $?</text:span></text:p>
            <text:p text:style-name="P6"><text:span text:style-name="T1">0</text:span></text:p>
            <text:p text:style-name="P6"><text:span text:style-name="T1"/></text:p>
            <text:p text:style-name="P6"><text:span text:style-name="T1">petrum@nuc ~/programming$ ls -ltr</text:span></text:p>
            <text:p text:style-name="P6"><text:span text:style-name="T1">total 28</text:span></text:p>
            <text:p text:style-name="P6"><text:span text:style-name="T1">-rw-rw-r-- 1 petrum petrum <text:s/>126 Aug 20 08:27 out.std</text:span></text:p>
            <text:p text:style-name="P6"><text:span text:style-name="T1">-rw-rw-r-- 1 petrum petrum <text:s text:c="2"/>60 Aug 20 08:27 err.std</text:span></text:p>
            <text:p text:style-name="P6"><text:span text:style-name="T1">-rwxrwxr-x 1 petrum petrum 9320 Aug 20 08:38 app.exe</text:span></text:p>
            <text:p text:style-name="P6"><text:span text:style-name="T1">-rw-rw-r-- 1 petrum petrum <text:s/>266 Aug 20 08:40 main.cpp</text:span></text:p>
            <text:p text:style-name="P6"><text:span text:style-name="T1">-rw-rw-r-- 1 petrum petrum 3224 Aug 20 08:40 main.o</text:span></text:p>
            <text:p text:style-name="P6"><text:span text:style-name="T1"/></text:p>
            <text:p text:style-name="P6"><text:span text:style-name="T1">petrum@nuc ~/programming$ file main.o </text:span></text:p>
            <text:p text:style-name="P6"><text:span text:style-name="T1">main.o: ELF 64-bit LSB relocatable, x86-64, version 1 (SYSV), not stripp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ilation + linking</text:p>
          </draw:text-box>
        </draw:frame>
        <draw:frame presentation:style-name="pr4" draw:text-style-name="P4" draw:layer="layout" svg:width="25.199cm" svg:height="12.179cm" svg:x="1.4cm" svg:y="5.014cm" presentation:class="outline" presentation:user-transformed="true">
          <draw:text-box>
            <text:p text:style-name="P6"><text:span text:style-name="T1">petrum@nuc ~/programming$ ls -ltr</text:span></text:p>
            <text:p text:style-name="P6"><text:span text:style-name="T1">total 4</text:span></text:p>
            <text:p text:style-name="P6"><text:span text:style-name="T1">-rw-rw-r-- 1 petrum petrum 267 Aug 20 08:51 main.cpp</text:span></text:p>
            <text:p text:style-name="P6"><text:span text:style-name="T1"/></text:p>
            <text:p text:style-name="P6"><text:span text:style-name="T1">petrum@nuc ~/programming$ g++ -c main.cpp</text:span></text:p>
            <text:p text:style-name="P6"><text:span text:style-name="T1"/></text:p>
            <text:p text:style-name="P6"><text:span text:style-name="T1">petrum@nuc ~/programming$ ls -ltr</text:span></text:p>
            <text:p text:style-name="P6"><text:span text:style-name="T1">total 8</text:span></text:p>
            <text:p text:style-name="P6"><text:span text:style-name="T1">-rw-rw-r-- 1 petrum petrum <text:s/>267 Aug 20 08:51 main.cpp</text:span></text:p>
            <text:p text:style-name="P6"><text:span text:style-name="T1">-rw-rw-r-- 1 petrum petrum 3224 Aug 20 09:04 main.o</text:span></text:p>
            <text:p text:style-name="P6"><text:span text:style-name="T1"/></text:p>
            <text:p text:style-name="P6"><text:span text:style-name="T1">petrum@nuc ~/programming$ g++ main.o</text:span></text:p>
            <text:p text:style-name="P6"><text:span text:style-name="T1"/></text:p>
            <text:p text:style-name="P6"><text:span text:style-name="T1">petrum@nuc ~/programming$ ls -ltr</text:span></text:p>
            <text:p text:style-name="P6"><text:span text:style-name="T1">total 20</text:span></text:p>
            <text:p text:style-name="P6"><text:span text:style-name="T1">-rw-rw-r-- 1 petrum petrum <text:s/>267 Aug 20 08:51 main.cpp</text:span></text:p>
            <text:p text:style-name="P6"><text:span text:style-name="T1">-rw-rw-r-- 1 petrum petrum 3224 Aug 20 09:04 main.o</text:span></text:p>
            <text:p text:style-name="P6"><text:span text:style-name="T1">-rwxrwxr-x 1 petrum petrum 9320 Aug 20 09:04 a.out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cifying output name (‘-o name’)</text:p>
          </draw:text-box>
        </draw:frame>
        <draw:frame presentation:style-name="pr4" draw:text-style-name="P4" draw:layer="layout" svg:width="25.199cm" svg:height="12.179cm" svg:x="1.4cm" svg:y="5.014cm" presentation:class="outline" presentation:user-transformed="true">
          <draw:text-box>
            <text:p text:style-name="P6"><text:span text:style-name="T1">petrum@nuc ~/programming$ g++ main.o -o app.exe</text:span></text:p>
            <text:p text:style-name="P6"><text:span text:style-name="T1"/></text:p>
            <text:p text:style-name="P6"><text:span text:style-name="T1">petrum@nuc ~/programming$ ls -ltr</text:span></text:p>
            <text:p text:style-name="P6"><text:span text:style-name="T1">total 32</text:span></text:p>
            <text:p text:style-name="P6"><text:span text:style-name="T1">-rw-rw-r-- 1 petrum petrum <text:s/>267 Aug 20 08:51 main.cpp</text:span></text:p>
            <text:p text:style-name="P6"><text:span text:style-name="T1">-rw-rw-r-- 1 petrum petrum 3224 Aug 20 09:04 main.o</text:span></text:p>
            <text:p text:style-name="P6"><text:span text:style-name="T1">-rwxrwxr-x 1 petrum petrum 9320 Aug 20 09:04 a.out</text:span></text:p>
            <text:p text:style-name="P6"><text:span text:style-name="T1">-rwxrwxr-x 1 petrum petrum 9320 Aug 20 09:06 app.exe</text:span></text:p>
            <text:p text:style-name="P6"><text:span text:style-name="T1"/></text:p>
            <text:p text:style-name="P6"><text:span text:style-name="T1">petrum@nuc ~/programming$ mv a.out app.exe </text:span></text:p>
            <text:p text:style-name="P6"><text:span text:style-name="T1"/></text:p>
            <text:p text:style-name="P6"><text:span text:style-name="T1">petrum@nuc ~/programming$ ls -ltr</text:span></text:p>
            <text:p text:style-name="P6"><text:span text:style-name="T1">total 20</text:span></text:p>
            <text:p text:style-name="P6"><text:span text:style-name="T1">-rw-rw-r-- 1 petrum petrum <text:s/>267 Aug 20 08:51 main.cpp</text:span></text:p>
            <text:p text:style-name="P6"><text:span text:style-name="T1">-rw-rw-r-- 1 petrum petrum 3224 Aug 20 09:04 main.o</text:span></text:p>
            <text:p text:style-name="P6"><text:span text:style-name="T1">-rwxrwxr-x 1 petrum petrum 9320 Aug 20 09:04 app.exe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0T08:44:25.578203489</meta:creation-date>
    <dc:date>2017-08-20T09:09:21.161630523</dc:date>
    <meta:editing-duration>PT14M52S</meta:editing-duration>
    <meta:editing-cycles>6</meta:editing-cycles>
    <meta:generator>LibreOffice/5.1.6.2$Linux_X86_64 LibreOffice_project/10m0$Build-2</meta:generator>
    <meta:document-statistic meta:object-count="65"/>
  </office:meta>
</office:document-meta>
</file>